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text-align="start" style:justify-single-word="false"/>
      <style:text-properties style:font-name="Verdana"/>
    </style:style>
    <style:style style:name="P4" style:family="paragraph" style:parent-style-name="Standard">
      <style:paragraph-properties fo:background-color="#ffcccc">
        <style:background-image/>
      </style:paragraph-properties>
      <style:text-properties style:font-name="Verdana"/>
    </style:style>
    <style:style style:name="P5" style:family="paragraph" style:parent-style-name="Standard">
      <style:paragraph-properties fo:text-align="start" style:justify-single-word="false" fo:background-color="#ffcccc">
        <style:background-image/>
      </style:paragraph-properties>
      <style:text-properties style:font-name="Verdana"/>
    </style:style>
    <style:style style:name="P6" style:family="paragraph" style:parent-style-name="Standard" style:list-style-name="L1">
      <style:text-properties style:font-name="Verdana"/>
    </style:style>
    <style:style style:name="P7" style:family="paragraph" style:parent-style-name="Standard" style:list-style-name="L2">
      <style:text-properties style:font-name="Verdana"/>
    </style:style>
    <style:style style:name="P8" style:family="paragraph" style:parent-style-name="Standard" style:list-style-name="L3">
      <style:text-properties style:font-name="Verdana"/>
    </style:style>
    <style:style style:name="P9" style:family="paragraph" style:parent-style-name="Standard" style:list-style-name="L4">
      <style:text-properties style:font-name="Verdana"/>
    </style:style>
    <style:style style:name="P10" style:family="paragraph" style:parent-style-name="Standard">
      <style:paragraph-properties fo:text-align="start" style:justify-single-word="false"/>
      <style:text-properties style:font-name="Verdana"/>
    </style:style>
    <style:style style:name="P11" style:family="paragraph" style:parent-style-name="Standard">
      <style:paragraph-properties fo:background-color="#ffcccc">
        <style:background-image/>
      </style:paragraph-properties>
      <style:text-properties style:font-name="Verdan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D OF SEMESTER PRODUCT GUIDELINES L2 S4</text:p>
      <text:p text:style-name="P2"/>
      <text:p text:style-name="P5"><text:tab/>YOUR TEAM-PRODUCT (2/3 students) should include the following :</text:p>
      <text:p text:style-name="P4"/>
      <text:p text:style-name="P4"><text:tab/>ORAL PRESENTATION <text:s/>(10/15mn) live or via Zoom during the last TD</text:p>
      <text:p text:style-name="P4"/>
      <text:p text:style-name="P4"><text:tab/>+ INFORMATIVE DOCUMENT <text:s/></text:p>
      <text:p text:style-name="P4"><text:tab/><text:tab/>A4 PAGE ( 2 pages max. including GRAPHS, PICTURES...)</text:p>
      <text:p text:style-name="P4"><text:tab/><text:tab/>or <text:s/>AUDIO TRACK (MP3 or WAV)</text:p>
      <text:p text:style-name="P4"><text:tab/><text:tab/>or VIDEO <text:s/>(ex. Interview of a UPVD teacher...)</text:p>
      <text:p text:style-name="P4"/>
      <text:p text:style-name="P4"><text:tab/>+ COMPLEMENTARY DOCUMENT</text:p>
      <text:p text:style-name="P4"><text:tab/><text:tab/>VOCABULARY <text:s/>LIST (enriched) </text:p>
      <text:p text:style-name="P4"><text:tab/><text:tab/>or MINDMAP </text:p>
      <text:p text:style-name="P4"><text:tab/><text:tab/>or SCIENTIFIC POSTER</text:p>
      <text:p text:style-name="P4"/>
      <text:p text:style-name="P4"><text:tab/>With your agreement the last 2 documents will be uploaded for peers' benefit.</text:p>
      <text:p text:style-name="P4"><text:s/></text:p>
      <text:p text:style-name="P4"><text:tab/>The TEAM-PRODUCT will account for 25% of the final grade. Another 25% is CC-based, and the other 50% is the final exam.</text:p>
      <text:p text:style-name="P3"><text:tab/></text:p>
      <text:p text:style-name="P3"><text:tab/>THE GUIDELINES :</text:p>
      <text:p text:style-name="P2"/>
      <text:list xml:id="list3040594626917330647" text:style-name="L1">
        <text:list-item>
          <text:p text:style-name="P6">RESEARCH MATERIAL CAREFULLY WITH A MIND FOR :</text:p>
        </text:list-item>
      </text:list>
      <text:p text:style-name="P1"/>
      <text:p text:style-name="P1"><text:tab/>USEFUL VOCABULARY FOR YOUR LIST</text:p>
      <text:p text:style-name="P1"><text:tab/>USEFUL INFORMATION FOR YOUR PRODUCT / MINDMAP</text:p>
      <text:p text:style-name="P1"><text:tab/>RELIABLE REFERENCES</text:p>
      <text:p text:style-name="P1"/>
      <text:list xml:id="list1885969526133840835" text:style-name="L2">
        <text:list-item>
          <text:p text:style-name="P7">ORGANIZE INFORMATION AND MAKE CHOICES WITH OTHER TEAM MEMBERS</text:p>
        </text:list-item>
      </text:list>
      <text:p text:style-name="P1"/>
      <text:list xml:id="list912432517372143160" text:style-name="L3">
        <text:list-item>
          <text:p text:style-name="P8">REMEMBER THAT YOUR FINAL PRODUCT SHOULD BE MISTAKE-FREE</text:p>
        </text:list-item>
      </text:list>
      <text:p text:style-name="P1"/>
      <text:list xml:id="list31596083" text:continue-numbering="true" text:style-name="L3">
        <text:list-item>
          <text:p text:style-name="P8">REMEMBER TO GET READY FOR YOUR ORAL PRESENTATION</text:p>
        </text:list-item>
      </text:list>
      <text:p text:style-name="P1"><text:tab/></text:p>
      <text:p text:style-name="P1"><text:tab/>MEMORIZE USEFUL PHRASES</text:p>
      <text:p text:style-name="P1"><text:tab/>PRACTISE YOUR INTONATION AND RHYTHM</text:p>
      <text:p text:style-name="P1"/>
      <text:list xml:id="list2374598313429439404" text:style-name="L4">
        <text:list-item>
          <text:p text:style-name="P9">DO SHARE WORK IN BETWEEN TEAM MEMBERS, USE EACH ONE'S BEST SKILLS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ques bouchier</meta:initial-creator>
    <meta:creation-date>2016-02-07T18:16:44.07</meta:creation-date>
    <dc:date>2021-01-27T11:35:46.62</dc:date>
    <meta:editing-duration>PT19M57S</meta:editing-duration>
    <meta:editing-cycles>7</meta:editing-cycles>
    <meta:generator>OpenOffice/4.1.2$Win32 OpenOffice.org_project/412m3$Build-9782</meta:generator>
    <dc:creator>isabelle balland</dc:creator>
    <meta:document-statistic meta:table-count="0" meta:image-count="0" meta:object-count="0" meta:page-count="1" meta:paragraph-count="27" meta:word-count="174" meta:character-count="1072"/>
  </office:meta>
</office:document-meta>
</file>